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kExtractTest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xtractTest.test_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xtract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xtractTest.test_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xtractTest.test_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xtractTest.test_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xtractTest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xtract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ExtractTest.test_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xtractTest.test_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xtractTest.test_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xtractTest.test_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Extract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Extract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Extract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kExtractTest.test_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ookExtract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kExtractTest.test_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